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2.875cm"/>
    </style:style>
    <style:style style:name="co7" style:family="table-column">
      <style:table-column-properties fo:break-before="auto" style:column-width="2.90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formula="of:=POWER(5; 1/4)" office:value-type="float" office:value="1.49534878122122" calcext:value-type="float">
            <text:p>1.4953487812</text:p>
          </table:table-cell>
        </table:table-row>
        <table:table-row table:style-name="ro1">
          <table:table-cell/>
          <table:table-cell table:formula="of:=8*SQRT(5)*[.E1]/25" office:value-type="float" office:value="1.06998448796228" calcext:value-type="float">
            <text:p>1.069984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formula="of:=4*[.E1]/5" office:value-type="float" office:value="1.19627902497698" calcext:value-type="float">
            <text:p>1.196279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formula="of:=16*SQRT(5)/25" office:value-type="float" office:value="1.43108350559987" calcext:value-type="float">
            <text:p>1.4310835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formula="of:=8/5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formula="of:=4*SQRT(5)/5" office:value-type="float" office:value="1.78885438199983" calcext:value-type="float">
            <text:p>1.788854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row table:style-name="ro3">
          <table:table-cell table:number-columns-repeated="2"/>
          <table:table-cell office:value-type="string" calcext:value-type="string">
            <text:p>Decimal</text:p>
          </table:table-cell>
          <table:table-cell office:value-type="string" calcext:value-type="string">
            <text:p>Numerator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Den Multiplier</text:p>
          </table:table-cell>
          <table:table-cell office:value-type="string" calcext:value-type="string">
            <text:p>Resulting Denom</text:p>
          </table:table-cell>
          <table:table-cell/>
          <table:table-cell office:value-type="string" calcext:value-type="string">
            <text:p>Kirnberger III</text:p>
          </table:table-cell>
          <table:table-cell office:value-type="string" calcext:value-type="string">
            <text:p>Kirnberger II</text:p>
          </table:table-cell>
          <table:table-cell table:number-columns-repeated="2"/>
          <table:table-cell office:value-type="string" calcext:value-type="string">
            <text:p>Modulus</text:p>
          </table:table-cell>
          <table:table-cell office:value-type="string" calcext:value-type="string">
            <text:p>Quotient</text:p>
          </table:table-cell>
          <table:table-cell office:value-type="string" calcext:value-type="string">
            <text:p>Mod + denom</text:p>
          </table:table-cell>
          <table:table-cell office:value-type="string" calcext:value-type="string">
            <text:p>M+D/D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F2]*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</text:p>
          </table:table-cell>
          <table:table-cell table:formula="of:=[.B2]+1" office:value-type="float" office:value="1" calcext:value-type="float">
            <text:p>1</text:p>
          </table:table-cell>
          <table:table-cell table:formula="of:=1.5*[.C2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3]*[.E3]" office:value-type="float" office:value="2" calcext:value-type="float">
            <text:p>2</text:p>
          </table:table-cell>
          <table:table-cell table:formula="of:=[.D3]/([.E3]*[.F3])" office:value-type="float" office:value="1.5" calcext:value-type="float">
            <text:p>1.5</text:p>
          </table:table-cell>
          <table:table-cell table:formula="of:=[.H3]/POWER([.$F$18]; 0.25)" office:value-type="float" office:value="1.49492696045105" calcext:value-type="float">
            <text:p>1.4949269605</text:p>
          </table:table-cell>
          <table:table-cell table:formula="of:=[.H3]" office:value-type="float" office:value="1.5" calcext:value-type="float">
            <text:p>1.5</text:p>
          </table:table-cell>
          <table:table-cell table:number-columns-repeated="2"/>
          <table:table-cell table:formula="of:=MOD([.D3];[.E3])" office:value-type="float" office:value="1" calcext:value-type="float">
            <text:p>1</text:p>
          </table:table-cell>
          <table:table-cell table:formula="of:=QUOTIENT([.D3];[.E3])" office:value-type="float" office:value="1" calcext:value-type="float">
            <text:p>1</text:p>
          </table:table-cell>
          <table:table-cell table:formula="of:=[.M3]+[.E3]" office:value-type="float" office:value="3" calcext:value-type="float">
            <text:p>3</text:p>
          </table:table-cell>
          <table:table-cell table:formula="of:=[.O3]/[.E3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formula="of:=[.B3]+1" office:value-type="float" office:value="2" calcext:value-type="float">
            <text:p>2</text:p>
          </table:table-cell>
          <table:table-cell table:formula="of:=1.5*[.C3]" office:value-type="float" office:value="2.25" calcext:value-type="float">
            <text:p>2.25</text:p>
          </table:table-cell>
          <table:table-cell table:formula="of:=3*[.D3]" office:value-type="float" office:value="9" calcext:value-type="float">
            <text:p>9</text:p>
          </table:table-cell>
          <table:table-cell table:formula="of:=[.E3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4]*[.E4]" office:value-type="float" office:value="8" calcext:value-type="float">
            <text:p>8</text:p>
          </table:table-cell>
          <table:table-cell table:formula="of:=[.D4]/([.E4]*[.F4])" office:value-type="float" office:value="1.125" calcext:value-type="float">
            <text:p>1.125</text:p>
          </table:table-cell>
          <table:table-cell table:formula="of:=[.H4]/POWER([.$F$18]; 0.5)" office:value-type="float" office:value="1.1174033085417" calcext:value-type="float">
            <text:p>1.1174033085</text:p>
          </table:table-cell>
          <table:table-cell table:formula="of:=[.H4]" office:value-type="float" office:value="1.125" calcext:value-type="float">
            <text:p>1.125</text:p>
          </table:table-cell>
          <table:table-cell table:number-columns-repeated="2"/>
          <table:table-cell table:formula="of:=MOD([.D4];[.E4])" office:value-type="float" office:value="1" calcext:value-type="float">
            <text:p>1</text:p>
          </table:table-cell>
          <table:table-cell table:formula="of:=QUOTIENT([.D4];[.E4])" office:value-type="float" office:value="2" calcext:value-type="float">
            <text:p>2</text:p>
          </table:table-cell>
          <table:table-cell table:formula="of:=[.M4]+[.E4]" office:value-type="float" office:value="5" calcext:value-type="float">
            <text:p>5</text:p>
          </table:table-cell>
          <table:table-cell table:formula="of:=[.O4]/[.E4]" office:value-type="float" office:value="1.25" calcext:value-type="float">
            <text:p>1.2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[.B4]+1" office:value-type="float" office:value="3" calcext:value-type="float">
            <text:p>3</text:p>
          </table:table-cell>
          <table:table-cell table:formula="of:=1.5*[.C4]" office:value-type="float" office:value="3.375" calcext:value-type="float">
            <text:p>3.375</text:p>
          </table:table-cell>
          <table:table-cell table:formula="of:=3*[.D4]" office:value-type="float" office:value="27" calcext:value-type="float">
            <text:p>27</text:p>
          </table:table-cell>
          <table:table-cell table:formula="of:=[.E4]*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5]*[.E5]" office:value-type="float" office:value="16" calcext:value-type="float">
            <text:p>16</text:p>
          </table:table-cell>
          <table:table-cell table:formula="of:=[.D5]/([.E5]*[.F5])" office:value-type="float" office:value="1.6875" calcext:value-type="float">
            <text:p>1.6875</text:p>
          </table:table-cell>
          <table:table-cell table:formula="of:=[.H5]/POWER([.$F$18]; 0.75)" office:value-type="float" office:value="1.6704363316362" calcext:value-type="float">
            <text:p>1.6704363316</text:p>
          </table:table-cell>
          <table:table-cell table:formula="of:=[.H5]/POWER([.$F$18]; 0.5)" office:value-type="float" office:value="1.67610496281256" calcext:value-type="float">
            <text:p>1.6761049628</text:p>
          </table:table-cell>
          <table:table-cell table:number-columns-repeated="2"/>
          <table:table-cell table:formula="of:=MOD([.D5];[.E5])" office:value-type="float" office:value="3" calcext:value-type="float">
            <text:p>3</text:p>
          </table:table-cell>
          <table:table-cell table:formula="of:=QUOTIENT([.D5];[.E5])" office:value-type="float" office:value="3" calcext:value-type="float">
            <text:p>3</text:p>
          </table:table-cell>
          <table:table-cell table:formula="of:=[.M5]+[.E5]" office:value-type="float" office:value="11" calcext:value-type="float">
            <text:p>11</text:p>
          </table:table-cell>
          <table:table-cell table:formula="of:=[.O5]/[.E5]" office:value-type="float" office:value="1.375" calcext:value-type="float">
            <text:p>1.375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formula="of:=[.B5]+1" office:value-type="float" office:value="4" calcext:value-type="float">
            <text:p>4</text:p>
          </table:table-cell>
          <table:table-cell table:formula="of:=1.5*[.C5]" office:value-type="float" office:value="5.0625" calcext:value-type="float">
            <text:p>5.0625</text:p>
          </table:table-cell>
          <table:table-cell table:formula="of:=3*[.D5]" office:value-type="float" office:value="81" calcext:value-type="float">
            <text:p>81</text:p>
          </table:table-cell>
          <table:table-cell table:formula="of:=[.E5]*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6]*[.E6]" office:value-type="float" office:value="64" calcext:value-type="float">
            <text:p>64</text:p>
          </table:table-cell>
          <table:table-cell table:formula="of:=[.D6]/([.E6]*[.F6])" office:value-type="float" office:value="1.265625" calcext:value-type="float">
            <text:p>1.265625</text:p>
          </table:table-cell>
          <table:table-cell table:formula="of:=[.H6]/[.$F$18]" office:value-type="float" office:value="1.24859015393995" calcext:value-type="float">
            <text:p>1.2485901539</text:p>
          </table:table-cell>
          <table:table-cell table:formula="of:=[.H6]/[.$F$18]" office:value-type="float" office:value="1.24859015393995" calcext:value-type="float">
            <text:p>1.2485901539</text:p>
          </table:table-cell>
          <table:table-cell table:number-columns-repeated="2"/>
          <table:table-cell table:formula="of:=MOD([.D6];[.E6])" office:value-type="float" office:value="1" calcext:value-type="float">
            <text:p>1</text:p>
          </table:table-cell>
          <table:table-cell table:formula="of:=QUOTIENT([.D6];[.E6])" office:value-type="float" office:value="5" calcext:value-type="float">
            <text:p>5</text:p>
          </table:table-cell>
          <table:table-cell table:formula="of:=[.M6]+[.E6]" office:value-type="float" office:value="17" calcext:value-type="float">
            <text:p>17</text:p>
          </table:table-cell>
          <table:table-cell table:formula="of:=[.O6]/[.E6]" office:value-type="float" office:value="1.0625" calcext:value-type="float">
            <text:p>1.0625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[.B6]+1" office:value-type="float" office:value="5" calcext:value-type="float">
            <text:p>5</text:p>
          </table:table-cell>
          <table:table-cell table:formula="of:=1.5*[.C6]" office:value-type="float" office:value="7.59375" calcext:value-type="float">
            <text:p>7.59375</text:p>
          </table:table-cell>
          <table:table-cell table:formula="of:=3*[.D6]" office:value-type="float" office:value="243" calcext:value-type="float">
            <text:p>243</text:p>
          </table:table-cell>
          <table:table-cell table:formula="of:=[.E6]*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F7]*[.E7]" office:value-type="float" office:value="128" calcext:value-type="float">
            <text:p>128</text:p>
          </table:table-cell>
          <table:table-cell table:formula="of:=[.D7]/([.E7]*[.F7])" office:value-type="float" office:value="1.8984375" calcext:value-type="float">
            <text:p>1.8984375</text:p>
          </table:table-cell>
          <table:table-cell table:formula="of:=[.H7]/[.$F$18]" office:value-type="float" office:value="1.87288523090992" calcext:value-type="float">
            <text:p>1.8728852309</text:p>
          </table:table-cell>
          <table:table-cell table:formula="of:=[.H7]/[.$F$18]" office:value-type="float" office:value="1.87288523090992" calcext:value-type="float">
            <text:p>1.8728852309</text:p>
          </table:table-cell>
          <table:table-cell table:number-columns-repeated="2"/>
          <table:table-cell table:formula="of:=MOD([.D7];[.E7])" office:value-type="float" office:value="19" calcext:value-type="float">
            <text:p>19</text:p>
          </table:table-cell>
          <table:table-cell table:formula="of:=QUOTIENT([.D7];[.E7])" office:value-type="float" office:value="7" calcext:value-type="float">
            <text:p>7</text:p>
          </table:table-cell>
          <table:table-cell table:formula="of:=[.M7]+[.E7]" office:value-type="float" office:value="51" calcext:value-type="float">
            <text:p>51</text:p>
          </table:table-cell>
          <table:table-cell table:formula="of:=[.O7]/[.E7]" office:value-type="float" office:value="1.59375" calcext:value-type="float">
            <text:p>1.59375</text:p>
          </table:table-cell>
        </table:table-row>
        <table:table-row table:style-name="ro2">
          <table:table-cell office:value-type="string" calcext:value-type="string">
            <text:p>F#</text:p>
          </table:table-cell>
          <table:table-cell table:formula="of:=[.B7]+1" office:value-type="float" office:value="6" calcext:value-type="float">
            <text:p>6</text:p>
          </table:table-cell>
          <table:table-cell table:formula="of:=1.5*[.C7]" office:value-type="float" office:value="11.390625" calcext:value-type="float">
            <text:p>11.390625</text:p>
          </table:table-cell>
          <table:table-cell table:formula="of:=3*[.D7]" office:value-type="float" office:value="729" calcext:value-type="float">
            <text:p>729</text:p>
          </table:table-cell>
          <table:table-cell table:formula="of:=[.E7]*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F8]*[.E8]" office:value-type="float" office:value="512" calcext:value-type="float">
            <text:p>512</text:p>
          </table:table-cell>
          <table:table-cell table:formula="of:=[.D8]/([.E8]*[.F8])" office:value-type="float" office:value="1.423828125" calcext:value-type="float">
            <text:p>1.423828125</text:p>
          </table:table-cell>
          <table:table-cell table:formula="of:=[.H8]/[.$F$18]" office:value-type="float" office:value="1.40466392318244" calcext:value-type="float">
            <text:p>1.4046639232</text:p>
          </table:table-cell>
          <table:table-cell table:formula="of:=[.H8]/[.$F$18]" office:value-type="float" office:value="1.40466392318244" calcext:value-type="float">
            <text:p>1.4046639232</text:p>
          </table:table-cell>
          <table:table-cell table:number-columns-repeated="2"/>
          <table:table-cell table:formula="of:=MOD([.D8];[.E8])" office:value-type="float" office:value="25" calcext:value-type="float">
            <text:p>25</text:p>
          </table:table-cell>
          <table:table-cell table:formula="of:=QUOTIENT([.D8];[.E8])" office:value-type="float" office:value="11" calcext:value-type="float">
            <text:p>11</text:p>
          </table:table-cell>
          <table:table-cell table:formula="of:=[.M8]+[.E8]" office:value-type="float" office:value="89" calcext:value-type="float">
            <text:p>89</text:p>
          </table:table-cell>
          <table:table-cell table:formula="of:=[.O8]/[.E8]" office:value-type="float" office:value="1.390625" calcext:value-type="float">
            <text:p>1.390625</text:p>
          </table:table-cell>
        </table:table-row>
        <table:table-row table:style-name="ro2">
          <table:table-cell office:value-type="string" calcext:value-type="string">
            <text:p>C#</text:p>
          </table:table-cell>
          <table:table-cell table:formula="of:=[.B8]+1" office:value-type="float" office:value="7" calcext:value-type="float">
            <text:p>7</text:p>
          </table:table-cell>
          <table:table-cell table:formula="of:=1.5*[.C8]" office:value-type="float" office:value="17.0859375" calcext:value-type="float">
            <text:p>17.0859375</text:p>
          </table:table-cell>
          <table:table-cell table:formula="of:=3*[.D8]" office:value-type="float" office:value="2187" calcext:value-type="float">
            <text:p>2187</text:p>
          </table:table-cell>
          <table:table-cell table:formula="of:=[.E8]*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F9]*[.E9]" office:value-type="float" office:value="2048" calcext:value-type="float">
            <text:p>2048</text:p>
          </table:table-cell>
          <table:table-cell table:formula="of:=[.D9]/([.E9]*[.F9])" office:value-type="float" office:value="1.06787109375" calcext:value-type="float">
            <text:p>1.0678710938</text:p>
          </table:table-cell>
          <table:table-cell table:formula="of:=[.H9]/[.$F$18]" office:value-type="float" office:value="1.05349794238683" calcext:value-type="float">
            <text:p>1.0534979424</text:p>
          </table:table-cell>
          <table:table-cell table:formula="of:=[.H9]/[.$F$18]" office:value-type="float" office:value="1.05349794238683" calcext:value-type="float">
            <text:p>1.0534979424</text:p>
          </table:table-cell>
          <table:table-cell table:number-columns-repeated="2"/>
          <table:table-cell table:formula="of:=MOD([.D9];[.E9])" office:value-type="float" office:value="11" calcext:value-type="float">
            <text:p>11</text:p>
          </table:table-cell>
          <table:table-cell table:formula="of:=QUOTIENT([.D9];[.E9])" office:value-type="float" office:value="17" calcext:value-type="float">
            <text:p>17</text:p>
          </table:table-cell>
          <table:table-cell table:formula="of:=[.M9]+[.E9]" office:value-type="float" office:value="139" calcext:value-type="float">
            <text:p>139</text:p>
          </table:table-cell>
          <table:table-cell table:formula="of:=[.O9]/[.E9]" office:value-type="float" office:value="1.0859375" calcext:value-type="float">
            <text:p>1.0859375</text:p>
          </table:table-cell>
        </table:table-row>
        <table:table-row table:style-name="ro2">
          <table:table-cell office:value-type="string" calcext:value-type="string">
            <text:p>G#</text:p>
          </table:table-cell>
          <table:table-cell table:formula="of:=[.B9]+1" office:value-type="float" office:value="8" calcext:value-type="float">
            <text:p>8</text:p>
          </table:table-cell>
          <table:table-cell table:formula="of:=1.5*[.C9]" office:value-type="float" office:value="25.62890625" calcext:value-type="float">
            <text:p>25.62890625</text:p>
          </table:table-cell>
          <table:table-cell table:formula="of:=3*[.D9]" office:value-type="float" office:value="6561" calcext:value-type="float">
            <text:p>6561</text:p>
          </table:table-cell>
          <table:table-cell table:formula="of:=[.E9]*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F10]*[.E10]" office:value-type="float" office:value="4096" calcext:value-type="float">
            <text:p>4096</text:p>
          </table:table-cell>
          <table:table-cell table:formula="of:=[.D10]/([.E10]*[.F10])" office:value-type="float" office:value="1.601806640625" calcext:value-type="float">
            <text:p>1.6018066406</text:p>
          </table:table-cell>
          <table:table-cell table:formula="of:=[.H10]/[.$F$18]" office:value-type="float" office:value="1.58024691358025" calcext:value-type="float">
            <text:p>1.5802469136</text:p>
          </table:table-cell>
          <table:table-cell table:formula="of:=[.H10]/[.$F$18]" office:value-type="float" office:value="1.58024691358025" calcext:value-type="float">
            <text:p>1.5802469136</text:p>
          </table:table-cell>
          <table:table-cell table:number-columns-repeated="2"/>
          <table:table-cell table:formula="of:=MOD([.D10];[.E10])" office:value-type="float" office:value="161" calcext:value-type="float">
            <text:p>161</text:p>
          </table:table-cell>
          <table:table-cell table:formula="of:=QUOTIENT([.D10];[.E10])" office:value-type="float" office:value="25" calcext:value-type="float">
            <text:p>25</text:p>
          </table:table-cell>
          <table:table-cell table:formula="of:=[.M10]+[.E10]" office:value-type="float" office:value="417" calcext:value-type="float">
            <text:p>417</text:p>
          </table:table-cell>
          <table:table-cell table:formula="of:=[.O10]/[.E10]" office:value-type="float" office:value="1.62890625" calcext:value-type="float">
            <text:p>1.62890625</text:p>
          </table:table-cell>
        </table:table-row>
        <table:table-row table:style-name="ro2">
          <table:table-cell office:value-type="string" calcext:value-type="string">
            <text:p>D#</text:p>
          </table:table-cell>
          <table:table-cell table:formula="of:=[.B10]+1" office:value-type="float" office:value="9" calcext:value-type="float">
            <text:p>9</text:p>
          </table:table-cell>
          <table:table-cell table:formula="of:=1.5*[.C10]" office:value-type="float" office:value="38.443359375" calcext:value-type="float">
            <text:p>38.443359375</text:p>
          </table:table-cell>
          <table:table-cell table:formula="of:=3*[.D10]" office:value-type="float" office:value="19683" calcext:value-type="float">
            <text:p>19683</text:p>
          </table:table-cell>
          <table:table-cell table:formula="of:=[.E10]*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[.F11]*[.E11]" office:value-type="float" office:value="16384" calcext:value-type="float">
            <text:p>16384</text:p>
          </table:table-cell>
          <table:table-cell table:formula="of:=[.D11]/([.E11]*[.F11])" office:value-type="float" office:value="1.20135498046875" calcext:value-type="float">
            <text:p>1.2013549805</text:p>
          </table:table-cell>
          <table:table-cell table:formula="of:=[.H11]/[.$F$18]" office:value-type="float" office:value="1.18518518518519" calcext:value-type="float">
            <text:p>1.1851851852</text:p>
          </table:table-cell>
          <table:table-cell table:formula="of:=[.H11]/[.$F$18]" office:value-type="float" office:value="1.18518518518519" calcext:value-type="float">
            <text:p>1.1851851852</text:p>
          </table:table-cell>
          <table:table-cell table:number-columns-repeated="2"/>
          <table:table-cell table:formula="of:=MOD([.D11];[.E11])" office:value-type="float" office:value="227" calcext:value-type="float">
            <text:p>227</text:p>
          </table:table-cell>
          <table:table-cell table:formula="of:=QUOTIENT([.D11];[.E11])" office:value-type="float" office:value="38" calcext:value-type="float">
            <text:p>38</text:p>
          </table:table-cell>
          <table:table-cell table:formula="of:=[.M11]+[.E11]" office:value-type="float" office:value="739" calcext:value-type="float">
            <text:p>739</text:p>
          </table:table-cell>
          <table:table-cell table:formula="of:=[.O11]/[.E11]" office:value-type="float" office:value="1.443359375" calcext:value-type="float">
            <text:p>1.443359375</text:p>
          </table:table-cell>
        </table:table-row>
        <table:table-row table:style-name="ro2">
          <table:table-cell office:value-type="string" calcext:value-type="string">
            <text:p>A#</text:p>
          </table:table-cell>
          <table:table-cell table:formula="of:=[.B11]+1" office:value-type="float" office:value="10" calcext:value-type="float">
            <text:p>10</text:p>
          </table:table-cell>
          <table:table-cell table:formula="of:=1.5*[.C11]" office:value-type="float" office:value="57.6650390625" calcext:value-type="float">
            <text:p>57.6650390625</text:p>
          </table:table-cell>
          <table:table-cell table:formula="of:=3*[.D11]" office:value-type="float" office:value="59049" calcext:value-type="float">
            <text:p>59049</text:p>
          </table:table-cell>
          <table:table-cell table:formula="of:=[.E11]*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formula="of:=[.F12]*[.E12]" office:value-type="float" office:value="32768" calcext:value-type="float">
            <text:p>32768</text:p>
          </table:table-cell>
          <table:table-cell table:formula="of:=[.D12]/([.E12]*[.F12])" office:value-type="float" office:value="1.80203247070313" calcext:value-type="float">
            <text:p>1.8020324707</text:p>
          </table:table-cell>
          <table:table-cell table:formula="of:=[.H12]/[.$F$18]" office:value-type="float" office:value="1.77777777777778" calcext:value-type="float">
            <text:p>1.7777777778</text:p>
          </table:table-cell>
          <table:table-cell table:formula="of:=[.H12]/[.$F$18]" office:value-type="float" office:value="1.77777777777778" calcext:value-type="float">
            <text:p>1.7777777778</text:p>
          </table:table-cell>
          <table:table-cell table:number-columns-repeated="2"/>
          <table:table-cell table:formula="of:=MOD([.D12];[.E12])" office:value-type="float" office:value="681" calcext:value-type="float">
            <text:p>681</text:p>
          </table:table-cell>
          <table:table-cell table:formula="of:=QUOTIENT([.D12];[.E12])" office:value-type="float" office:value="57" calcext:value-type="float">
            <text:p>57</text:p>
          </table:table-cell>
          <table:table-cell table:formula="of:=[.M12]+[.E12]" office:value-type="float" office:value="1705" calcext:value-type="float">
            <text:p>1705</text:p>
          </table:table-cell>
          <table:table-cell table:formula="of:=[.O12]/[.E12]" office:value-type="float" office:value="1.6650390625" calcext:value-type="float">
            <text:p>1.6650390625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[.B12]+1" office:value-type="float" office:value="11" calcext:value-type="float">
            <text:p>11</text:p>
          </table:table-cell>
          <table:table-cell table:formula="of:=1.5*[.C12]" office:value-type="float" office:value="86.49755859375" calcext:value-type="float">
            <text:p>86.4975585938</text:p>
          </table:table-cell>
          <table:table-cell table:formula="of:=3*[.D12]" office:value-type="float" office:value="177147" calcext:value-type="float">
            <text:p>177147</text:p>
          </table:table-cell>
          <table:table-cell table:formula="of:=[.E12]*2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table:formula="of:=[.F13]*[.E13]" office:value-type="float" office:value="131072" calcext:value-type="float">
            <text:p>131072</text:p>
          </table:table-cell>
          <table:table-cell table:formula="of:=[.D13]/([.E13]*[.F13])" office:value-type="float" office:value="1.35152435302734" calcext:value-type="float">
            <text:p>1.351524353</text:p>
          </table:table-cell>
          <table:table-cell table:formula="of:=[.H13]/[.$F$18]" office:value-type="float" office:value="1.33333333333333" calcext:value-type="float">
            <text:p>1.3333333333</text:p>
          </table:table-cell>
          <table:table-cell table:formula="of:=[.H13]/[.$F$18]" office:value-type="float" office:value="1.33333333333333" calcext:value-type="float">
            <text:p>1.3333333333</text:p>
          </table:table-cell>
          <table:table-cell table:number-columns-repeated="2"/>
          <table:table-cell table:formula="of:=MOD([.D13];[.E13])" office:value-type="float" office:value="1019" calcext:value-type="float">
            <text:p>1019</text:p>
          </table:table-cell>
          <table:table-cell table:formula="of:=QUOTIENT([.D13];[.E13])" office:value-type="float" office:value="86" calcext:value-type="float">
            <text:p>86</text:p>
          </table:table-cell>
          <table:table-cell table:formula="of:=[.M13]+[.E13]" office:value-type="float" office:value="3067" calcext:value-type="float">
            <text:p>3067</text:p>
          </table:table-cell>
          <table:table-cell table:formula="of:=[.O13]/[.E13]" office:value-type="float" office:value="1.49755859375" calcext:value-type="float">
            <text:p>1.4975585938</text:p>
          </table:table-cell>
        </table:table-row>
        <table:table-row table:style-name="ro2">
          <table:table-cell office:value-type="string" calcext:value-type="string">
            <text:p>C'</text:p>
          </table:table-cell>
          <table:table-cell table:formula="of:=[.B13]+1" office:value-type="float" office:value="12" calcext:value-type="float">
            <text:p>12</text:p>
          </table:table-cell>
          <table:table-cell table:formula="of:=1.5*[.C13]" office:value-type="float" office:value="129.746337890625" calcext:value-type="float">
            <text:p>129.7463378906</text:p>
          </table:table-cell>
          <table:table-cell table:formula="of:=3*[.D13]" office:value-type="float" office:value="531441" calcext:value-type="float">
            <text:p>531441</text:p>
          </table:table-cell>
          <table:table-cell table:formula="of:=[.E13]*2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table:formula="of:=[.F14]*[.E14]" office:value-type="float" office:value="262144" calcext:value-type="float">
            <text:p>262144</text:p>
          </table:table-cell>
          <table:table-cell table:formula="of:=[.D14]/([.E14]*[.F14])" office:value-type="float" office:value="2.02728652954102" calcext:value-type="float">
            <text:p>2.0272865295</text:p>
          </table:table-cell>
          <table:table-cell table:formula="of:=[.H14]/[.$F$18]" office:value-type="float" office:value="2" calcext:value-type="float">
            <text:p>2</text:p>
          </table:table-cell>
          <table:table-cell table:formula="of:=[.H14]/[.$F$18]" office:value-type="float" office:value="2" calcext:value-type="float">
            <text:p>2</text:p>
          </table:table-cell>
          <table:table-cell table:number-columns-repeated="2"/>
          <table:table-cell table:formula="of:=MOD([.D14];[.E14])" office:value-type="float" office:value="3057" calcext:value-type="float">
            <text:p>3057</text:p>
          </table:table-cell>
          <table:table-cell table:formula="of:=QUOTIENT([.D14];[.E14])" office:value-type="float" office:value="129" calcext:value-type="float">
            <text:p>129</text:p>
          </table:table-cell>
          <table:table-cell table:formula="of:=[.M14]+[.E14]" office:value-type="float" office:value="7153" calcext:value-type="float">
            <text:p>7153</text:p>
          </table:table-cell>
          <table:table-cell table:formula="of:=[.O14]/[.E14]" office:value-type="float" office:value="1.746337890625" calcext:value-type="float">
            <text:p>1.7463378906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Comma = </text:p>
          </table:table-cell>
          <table:table-cell table:formula="of:=[.D14]-(2*[.E14]*[.F14])" office:value-type="float" office:value="7153" calcext:value-type="float">
            <text:p>7153</text:p>
          </table:table-cell>
          <table:table-cell table:formula="of:=[.D14]" office:value-type="float" office:value="531441" calcext:value-type="float">
            <text:p>531441</text:p>
          </table:table-cell>
          <table:table-cell table:number-columns-repeated="10"/>
        </table:table-row>
        <table:table-row table:style-name="ro2">
          <table:table-cell table:number-columns-repeated="4"/>
          <table:table-cell table:formula="of:=[.E14]*[.F14]" office:value-type="float" office:value="262144" calcext:value-type="float">
            <text:p>262144</text:p>
          </table:table-cell>
          <table:table-cell table:formula="of:=[.E14]*[.F14]*2" office:value-type="float" office:value="524288" calcext:value-type="float">
            <text:p>524288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=</text:p>
          </table:table-cell>
          <table:table-cell table:formula="of:=[.E16]/[.E17]" office:value-type="float" office:value="0.0272865295410156" calcext:value-type="float">
            <text:p>0.0272865295</text:p>
          </table:table-cell>
          <table:table-cell table:formula="of:=[.F16]/[.F17]" office:value-type="float" office:value="1.01364326477051" calcext:value-type="float">
            <text:p>1.0136432648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Remaining comma</text:p>
          </table:table-cell>
          <table:table-cell table:formula="of:=[.E17]-[.E16]" office:value-type="float" office:value="254991" calcext:value-type="float">
            <text:p>254991</text:p>
          </table:table-cell>
          <table:table-cell table:number-columns-repeated="11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Bach/Lehman Offsets</text:p>
          </table:table-cell>
          <table:table-cell office:value-type="string" calcext:value-type="string">
            <text:p>Bach/Lehman Unscaled</text:p>
          </table:table-cell>
          <table:table-cell office:value-type="string" calcext:value-type="string">
            <text:p>Bach/Lehman</text:p>
          </table:table-cell>
          <table:table-cell/>
          <table:table-cell office:value-type="string" calcext:value-type="string">
            <text:p>Vallotti Offsets</text:p>
          </table:table-cell>
          <table:table-cell office:value-type="string" calcext:value-type="string">
            <text:p>Vallotti Unscaled</text:p>
          </table:table-cell>
          <table:table-cell office:value-type="string" calcext:value-type="string">
            <text:p>Vallott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</text:p>
          </table:table-cell>
          <table:table-cell table:formula="of:=[.B24]+1" office:value-type="float" office:value="1" calcext:value-type="float">
            <text:p>1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D24]*(3/2*POWER([.$F$17]/[.$F$16]; -[.C25]))" office:value-type="float" office:value="1.4966160644125" calcext:value-type="float">
            <text:p>1.4966160644</text:p>
          </table:table-cell>
          <table:table-cell table:formula="of:=[.D25]" office:value-type="float" office:value="1.4966160644125" calcext:value-type="float">
            <text:p>1.4966160644</text:p>
          </table:table-cell>
          <table:table-cell office:value-type="string" calcext:value-type="string">
            <text:p>1-6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24]*(3/2*POWER([.$F$17]/[.$F$16]; -[.G25]))" office:value-type="float" office:value="1.4966160644125" calcext:value-type="float">
            <text:p>1.4966160644</text:p>
          </table:table-cell>
          <table:table-cell table:formula="of:=[.H25]" office:value-type="float" office:value="1.4966160644125" calcext:value-type="float">
            <text:p>1.4966160644</text:p>
          </table:table-cell>
          <table:table-cell office:value-type="string" calcext:value-type="string">
            <text:p>1-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</text:p>
          </table:table-cell>
          <table:table-cell table:formula="of:=[.B25]+1" office:value-type="float" office:value="2" calcext:value-type="float">
            <text:p>2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D25]*(3/2*POWER([.$F$17]/[.$F$16]; -[.C26]))" office:value-type="float" office:value="2.23985964425755" calcext:value-type="float">
            <text:p>2.2398596443</text:p>
          </table:table-cell>
          <table:table-cell table:formula="of:=[.D26]/2" office:value-type="float" office:value="1.11992982212878" calcext:value-type="float">
            <text:p>1.1199298221</text:p>
          </table:table-cell>
          <table:table-cell office:value-type="string" calcext:value-type="string">
            <text:p>2-6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25]*(3/2*POWER([.$F$17]/[.$F$16]; -[.G26]))" office:value-type="float" office:value="2.23985964425755" calcext:value-type="float">
            <text:p>2.2398596443</text:p>
          </table:table-cell>
          <table:table-cell table:formula="of:=[.H26]/2" office:value-type="float" office:value="1.11992982212878" calcext:value-type="float">
            <text:p>1.1199298221</text:p>
          </table:table-cell>
          <table:table-cell office:value-type="string" calcext:value-type="string">
            <text:p>2-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</text:p>
          </table:table-cell>
          <table:table-cell table:formula="of:=[.B26]+1" office:value-type="float" office:value="3" calcext:value-type="float">
            <text:p>3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D26]*(3/2*POWER([.$F$17]/[.$F$16]; -[.C27]))" office:value-type="float" office:value="3.35220992562511" calcext:value-type="float">
            <text:p>3.3522099256</text:p>
          </table:table-cell>
          <table:table-cell table:formula="of:=[.D27]/2" office:value-type="float" office:value="1.67610496281256" calcext:value-type="float">
            <text:p>1.6761049628</text:p>
          </table:table-cell>
          <table:table-cell office:value-type="string" calcext:value-type="string">
            <text:p>3-6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26]*(3/2*POWER([.$F$17]/[.$F$16]; -[.G27]))" office:value-type="float" office:value="3.35220992562511" calcext:value-type="float">
            <text:p>3.3522099256</text:p>
          </table:table-cell>
          <table:table-cell table:formula="of:=[.H27]/2" office:value-type="float" office:value="1.67610496281256" calcext:value-type="float">
            <text:p>1.6761049628</text:p>
          </table:table-cell>
          <table:table-cell office:value-type="string" calcext:value-type="string">
            <text:p>3-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</text:p>
          </table:table-cell>
          <table:table-cell table:formula="of:=[.B27]+1" office:value-type="float" office:value="4" calcext:value-type="float">
            <text:p>4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D27]*(3/2*POWER([.$F$17]/[.$F$16]; -[.C28]))" office:value-type="float" office:value="5.01697122597357" calcext:value-type="float">
            <text:p>5.016971226</text:p>
          </table:table-cell>
          <table:table-cell table:formula="of:=[.D28]/4" office:value-type="float" office:value="1.25424280649339" calcext:value-type="float">
            <text:p>1.2542428065</text:p>
          </table:table-cell>
          <table:table-cell office:value-type="string" calcext:value-type="string">
            <text:p>4-6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27]*(3/2*POWER([.$F$17]/[.$F$16]; -[.G28]))" office:value-type="float" office:value="5.01697122597357" calcext:value-type="float">
            <text:p>5.016971226</text:p>
          </table:table-cell>
          <table:table-cell table:formula="of:=[.H28]/4" office:value-type="float" office:value="1.25424280649339" calcext:value-type="float">
            <text:p>1.2542428065</text:p>
          </table:table-cell>
          <table:table-cell office:value-type="string" calcext:value-type="string">
            <text:p>4-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</text:p>
          </table:table-cell>
          <table:table-cell table:formula="of:=[.B28]+1" office:value-type="float" office:value="5" calcext:value-type="float">
            <text:p>5</text:p>
          </table:table-cell>
          <table:table-cell table:style-name="ce1" office:value-type="float" office:value="0" calcext:value-type="float">
            <text:p>0.00</text:p>
          </table:table-cell>
          <table:table-cell table:formula="of:=[.D28]*(3/2*POWER([.$F$17]/[.$F$16]; -[.C29]))" office:value-type="float" office:value="7.52545683896035" calcext:value-type="float">
            <text:p>7.525456839</text:p>
          </table:table-cell>
          <table:table-cell table:formula="of:=[.D29]/4" office:value-type="float" office:value="1.88136420974009" calcext:value-type="float">
            <text:p>1.8813642097</text:p>
          </table:table-cell>
          <table:table-cell/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28]*(3/2*POWER([.$F$17]/[.$F$16]; -[.G29]))" office:value-type="float" office:value="7.5084797314873" calcext:value-type="float">
            <text:p>7.5084797315</text:p>
          </table:table-cell>
          <table:table-cell table:formula="of:=[.H29]/4" office:value-type="float" office:value="1.87711993287183" calcext:value-type="float">
            <text:p>1.8771199329</text:p>
          </table:table-cell>
          <table:table-cell office:value-type="string" calcext:value-type="string">
            <text:p>5-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#</text:p>
          </table:table-cell>
          <table:table-cell table:formula="of:=[.B29]+1" office:value-type="float" office:value="6" calcext:value-type="float">
            <text:p>6</text:p>
          </table:table-cell>
          <table:table-cell table:style-name="ce1" office:value-type="float" office:value="0" calcext:value-type="float">
            <text:p>0.00</text:p>
          </table:table-cell>
          <table:table-cell table:formula="of:=[.D29]*(3/2*POWER([.$F$17]/[.$F$16]; -[.C30]))" office:value-type="float" office:value="11.2881852584405" calcext:value-type="float">
            <text:p>11.2881852584</text:p>
          </table:table-cell>
          <table:table-cell table:formula="of:=[.D30]/8" office:value-type="float" office:value="1.41102315730507" calcext:value-type="float">
            <text:p>1.4110231573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formula="of:=[.H29]*(3/2*POWER([.$F$17]/[.$F$16]; -[.G30]))" office:value-type="float" office:value="11.262719597231" calcext:value-type="float">
            <text:p>11.2627195972</text:p>
          </table:table-cell>
          <table:table-cell table:formula="of:=[.H30]/8" office:value-type="float" office:value="1.40783994965387" calcext:value-type="float">
            <text:p>1.4078399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#</text:p>
          </table:table-cell>
          <table:table-cell table:formula="of:=[.B30]+1" office:value-type="float" office:value="7" calcext:value-type="float">
            <text:p>7</text:p>
          </table:table-cell>
          <table:table-cell table:style-name="ce1" office:value-type="float" office:value="0" calcext:value-type="float">
            <text:p>0.00</text:p>
          </table:table-cell>
          <table:table-cell table:formula="of:=[.D30]*(3/2*POWER([.$F$17]/[.$F$16]; -[.C31]))" office:value-type="float" office:value="16.9322778876608" calcext:value-type="float">
            <text:p>16.9322778877</text:p>
          </table:table-cell>
          <table:table-cell table:formula="of:=[.D31]/16" office:value-type="float" office:value="1.0582673679788" calcext:value-type="float">
            <text:p>1.058267368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formula="of:=[.H30]*(3/2*POWER([.$F$17]/[.$F$16]; -[.G31]))" office:value-type="float" office:value="16.8940793958464" calcext:value-type="float">
            <text:p>16.8940793958</text:p>
          </table:table-cell>
          <table:table-cell table:formula="of:=[.H31]/16" office:value-type="float" office:value="1.0558799622404" calcext:value-type="float">
            <text:p>1.05587996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#</text:p>
          </table:table-cell>
          <table:table-cell table:formula="of:=[.B31]+1" office:value-type="float" office:value="8" calcext:value-type="float">
            <text:p>8</text:p>
          </table:table-cell>
          <table:table-cell table:style-name="ce1" table:formula="of:=-1/12" office:value-type="float" office:value="-0.0833333333333333" calcext:value-type="float">
            <text:p>-0.08</text:p>
          </table:table-cell>
          <table:table-cell table:formula="of:=[.D31]*(3/2*POWER([.$F$17]/[.$F$16]; -[.C32]))" office:value-type="float" office:value="25.3697517867247" calcext:value-type="float">
            <text:p>25.3697517867</text:p>
          </table:table-cell>
          <table:table-cell table:formula="of:=[.D32]/16" office:value-type="float" office:value="1.58560948667029" calcext:value-type="float">
            <text:p>1.5856094867</text:p>
          </table:table-cell>
          <table:table-cell office:value-type="string" calcext:value-type="string">
            <text:p>9-12</text:p>
          </table:table-cell>
          <table:table-cell table:style-name="ce1" office:value-type="float" office:value="0" calcext:value-type="float">
            <text:p>0.00</text:p>
          </table:table-cell>
          <table:table-cell table:formula="of:=[.H31]*(3/2*POWER([.$F$17]/[.$F$16]; -[.G32]))" office:value-type="float" office:value="25.3411190937696" calcext:value-type="float">
            <text:p>25.3411190938</text:p>
          </table:table-cell>
          <table:table-cell table:formula="of:=[.H32]/16" office:value-type="float" office:value="1.5838199433606" calcext:value-type="float">
            <text:p>1.58381994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#</text:p>
          </table:table-cell>
          <table:table-cell table:formula="of:=[.B32]+1" office:value-type="float" office:value="9" calcext:value-type="float">
            <text:p>9</text:p>
          </table:table-cell>
          <table:table-cell table:style-name="ce1" table:formula="of:=-1/12" office:value-type="float" office:value="-0.0833333333333333" calcext:value-type="float">
            <text:p>-0.08</text:p>
          </table:table-cell>
          <table:table-cell table:formula="of:=[.D32]*(3/2*POWER([.$F$17]/[.$F$16]; -[.C33]))" office:value-type="float" office:value="38.0116786406545" calcext:value-type="float">
            <text:p>38.0116786407</text:p>
          </table:table-cell>
          <table:table-cell table:formula="of:=[.D33]/32" office:value-type="float" office:value="1.18786495752045" calcext:value-type="float">
            <text:p>1.1878649575</text:p>
          </table:table-cell>
          <table:table-cell office:value-type="string" calcext:value-type="string">
            <text:p>10-12</text:p>
          </table:table-cell>
          <table:table-cell table:style-name="ce1" office:value-type="float" office:value="0" calcext:value-type="float">
            <text:p>0.00</text:p>
          </table:table-cell>
          <table:table-cell table:formula="of:=[.H32]*(3/2*POWER([.$F$17]/[.$F$16]; -[.G33]))" office:value-type="float" office:value="38.0116786406545" calcext:value-type="float">
            <text:p>38.0116786407</text:p>
          </table:table-cell>
          <table:table-cell table:formula="of:=[.H33]/32" office:value-type="float" office:value="1.18786495752045" calcext:value-type="float">
            <text:p>1.1878649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#</text:p>
          </table:table-cell>
          <table:table-cell table:formula="of:=[.B33]+1" office:value-type="float" office:value="10" calcext:value-type="float">
            <text:p>10</text:p>
          </table:table-cell>
          <table:table-cell table:style-name="ce1" table:formula="of:=-1/12" office:value-type="float" office:value="-0.0833333333333333" calcext:value-type="float">
            <text:p>-0.08</text:p>
          </table:table-cell>
          <table:table-cell table:formula="of:=[.D33]*(3/2*POWER([.$F$17]/[.$F$16]; -[.C34]))" office:value-type="float" office:value="56.9531671112548" calcext:value-type="float">
            <text:p>56.9531671113</text:p>
          </table:table-cell>
          <table:table-cell table:formula="of:=[.D34]/32" office:value-type="float" office:value="1.77978647222671" calcext:value-type="float">
            <text:p>1.7797864722</text:p>
          </table:table-cell>
          <table:table-cell office:value-type="string" calcext:value-type="string">
            <text:p>11-12</text:p>
          </table:table-cell>
          <table:table-cell table:style-name="ce1" office:value-type="float" office:value="0" calcext:value-type="float">
            <text:p>0.00</text:p>
          </table:table-cell>
          <table:table-cell table:formula="of:=[.H33]*(3/2*POWER([.$F$17]/[.$F$16]; -[.G34]))" office:value-type="float" office:value="57.0175179609817" calcext:value-type="float">
            <text:p>57.017517961</text:p>
          </table:table-cell>
          <table:table-cell table:formula="of:=[.H34]/32" office:value-type="float" office:value="1.78179743628068" calcext:value-type="float">
            <text:p>1.78179743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</text:p>
          </table:table-cell>
          <table:table-cell table:formula="of:=[.B34]+1" office:value-type="float" office:value="11" calcext:value-type="float">
            <text:p>11</text:p>
          </table:table-cell>
          <table:table-cell table:style-name="ce1" table:formula="of:=1/12" office:value-type="float" office:value="0.0833333333333333" calcext:value-type="float">
            <text:p>0.08</text:p>
          </table:table-cell>
          <table:table-cell table:formula="of:=[.D34]*(3/2*POWER([.$F$17]/[.$F$16]; -[.C35]))" office:value-type="float" office:value="85.5262769414726" calcext:value-type="float">
            <text:p>85.5262769415</text:p>
          </table:table-cell>
          <table:table-cell table:formula="of:=[.D35]/64" office:value-type="float" office:value="1.33634807721051" calcext:value-type="float">
            <text:p>1.3363480772</text:p>
          </table:table-cell>
          <table:table-cell office:value-type="string" calcext:value-type="string">
            <text:p>10-12</text:p>
          </table:table-cell>
          <table:table-cell table:style-name="ce1" office:value-type="float" office:value="0" calcext:value-type="float">
            <text:p>0.00</text:p>
          </table:table-cell>
          <table:table-cell table:formula="of:=[.H34]*(3/2*POWER([.$F$17]/[.$F$16]; -[.G35]))" office:value-type="float" office:value="85.5262769414726" calcext:value-type="float">
            <text:p>85.5262769415</text:p>
          </table:table-cell>
          <table:table-cell table:formula="of:=[.H35]/64" office:value-type="float" office:value="1.33634807721051" calcext:value-type="float">
            <text:p>1.33634807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'</text:p>
          </table:table-cell>
          <table:table-cell table:formula="of:=[.B35]+1" office:value-type="float" office:value="12" calcext:value-type="float">
            <text:p>12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D35]*(3/2*POWER([.$F$17]/[.$F$16]; -[.C36]))" office:value-type="float" office:value="128" calcext:value-type="float">
            <text:p>128</text:p>
          </table:table-cell>
          <table:table-cell table:formula="of:=[.D36]/6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-1/6" office:value-type="float" office:value="-0.166666666666667" calcext:value-type="float">
            <text:p>-0.17</text:p>
          </table:table-cell>
          <table:table-cell table:formula="of:=[.H35]*(3/2*POWER([.$F$17]/[.$F$16]; -[.G36]))" office:value-type="float" office:value="128" calcext:value-type="float">
            <text:p>128</text:p>
          </table:table-cell>
          <table:table-cell table:formula="of:=[.H36]/6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6T07:51:49.20</meta:creation-date>
    <dc:date>2013-09-27T16:38:15.922000000</dc:date>
    <meta:editing-duration>P1DT1H48M7S</meta:editing-duration>
    <meta:editing-cycles>23</meta:editing-cycles>
    <meta:generator>LibreOffice/4.1.1.2$Windows_x86 LibreOffice_project/7e4286b58adc75a14f6d83f53a03b6c11fa2903</meta:generator>
    <meta:document-statistic meta:table-count="3" meta:cell-count="341" meta:object-count="0"/>
  </office:meta>
</office:document-meta>
</file>